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2">
          <table:table-cell table:number-columns-repeated="2"/>
          <table:table-cell table:style-name="ce1" office:value-type="string">
            <text:p>Transistor npn/pn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Vb</text:p>
          </table:table-cell>
          <table:table-cell table:formula="of:=([.E9]-[.E10])*[.D31]" office:value-type="float" office:value="-0.920310400000002">
            <text:p>-0.9203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n beta (A/A)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CC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ransistor npn/pn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c mA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b mA</text:p>
          </table:table-cell>
          <table:table-cell table:formula="of:=[.D6]/[.D3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1" office:value-type="string">
            <text:p><text:s/>Vo (at temp) using lmt88 as temp sensor</text:p>
          </table:table-cell>
          <table:table-cell table:number-columns-repeated="2"/>
          <table:table-cell table:style-name="ce1" office:value-type="string">
            <text:p>Voltage divider with thermistor to produce reference voltage</text:p>
          </table:table-cell>
          <table:table-cell table:number-columns-repeated="2"/>
          <table:table-cell office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_room_temp (*c)</text:p>
          </table:table-cell>
          <table:table-cell office:value-type="float" office:value="22">
            <text:p>22</text:p>
          </table:table-cell>
          <table:table-cell table:formula="of:=-0.00000388*[.D9]+-0.0115*[.D9]+1.8639" office:value-type="float" office:value="1.61081464">
            <text:p>1.61081464</text:p>
          </table:table-cell>
          <table:table-cell/>
          <table:table-cell office:value-type="string">
            <text:p>VREF</text:p>
          </table:table-cell>
          <table:table-cell table:formula="of:=[.E9]" office:value-type="float" office:value="1.61081464">
            <text:p>1.61081464</text:p>
          </table:table-cell>
          <table:table-cell table:style-name="ce1" office:value-type="string">
            <text:p>R1</text:p>
          </table:table-cell>
          <table:table-cell table:style-name="ce2" table:formula="of:=(([.D4]-[.E9])/[.E9])*[.J10]" office:value-type="float" office:value="862411.680092503">
            <text:p>8.62E+005</text:p>
          </table:table-cell>
          <table:table-cell office:value-type="float" office:value="820">
            <text:p>82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ld Drink Temp (*C)</text:p>
          </table:table-cell>
          <table:table-cell office:value-type="float" office:value="18">
            <text:p>18</text:p>
          </table:table-cell>
          <table:table-cell table:formula="of:=-0.00000388*[.D10]+-0.0115*[.D10]+1.8639" office:value-type="float" office:value="1.65683016">
            <text:p>1.65683016</text:p>
          </table:table-cell>
          <table:table-cell table:number-columns-repeated="3"/>
          <table:table-cell table:style-name="ce1" office:value-type="string">
            <text:p>R_trim k</text:p>
          </table:table-cell>
          <table:table-cell table:style-name="ce2" office:value-type="float" office:value="1000000">
            <text:p>1.00E+006</text:p>
          </table:table-cell>
          <table:table-cell office:value-type="float" office:value="1000">
            <text:p>1000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table:number-columns-repeated="2"/>
          <table:table-cell office:value-type="string">
            <text:p>Hot Drink Temp</text:p>
          </table:table-cell>
          <table:table-cell office:value-type="float" office:value="26">
            <text:p>26</text:p>
          </table:table-cell>
          <table:table-cell table:formula="of:=-0.00000388*[.D11]+-0.0115*[.D11]+1.8639" office:value-type="float" office:value="1.56479912">
            <text:p>1.56479912</text:p>
          </table:table-cell>
          <table:table-cell table:number-columns-repeated="3"/>
          <table:table-cell table:style-name="ce1" office:value-type="string">
            <text:p>V ref again</text:p>
          </table:table-cell>
          <table:table-cell table:style-name="ce3" table:formula="of:=[.D4]*([.J10]/([.J10]+[.J9]))" office:value-type="float" office:value="1.61081464">
            <text:p>1.6108146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res tol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min R</text:p>
          </table:table-cell>
          <table:table-cell table:formula="of:=[.J10]-[.J10]*[.J12]" office:value-type="float" office:value="750000">
            <text:p>75000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max R</text:p>
          </table:table-cell>
          <table:table-cell table:formula="of:=[.J10]+[.J12]*[.J10]" office:value-type="float" office:value="1250000">
            <text:p>125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batter c4 2023</text:p>
          </table:table-cell>
          <table:table-cell table:number-columns-repeated="5"/>
          <table:table-cell table:style-name="ce1" office:value-type="string">
            <text:p>min V</text:p>
          </table:table-cell>
          <table:table-cell table:formula="of:=([.J13]/([.J10]+[.J9]))*[.D4]" office:value-type="float" office:value="1.20811098">
            <text:p>1.208110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 hrs</text:p>
          </table:table-cell>
          <table:table-cell office:value-type="float" office:value="225">
            <text:p>225</text:p>
          </table:table-cell>
          <table:table-cell table:number-columns-repeated="4"/>
          <table:table-cell table:style-name="ce1" office:value-type="string">
            <text:p>max V</text:p>
          </table:table-cell>
          <table:table-cell table:formula="of:=([.J14]/([.J10]+[.J9]))*[.D4]" office:value-type="float" office:value="2.0135183">
            <text:p>2.0135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A divider</text:p>
          </table:table-cell>
          <table:table-cell table:formula="of:=0.00048" office:value-type="float" office:value="0.00048">
            <text:p>0.000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table:formula="of:=[.D16]/[.D18]" office:value-type="float" office:value="468750">
            <text:p>4687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formula="of:=[.D19]/24" office:value-type="float" office:value="19531.25">
            <text:p>19531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years</text:p>
          </table:table-cell>
          <table:table-cell table:formula="of:=[.D20]/8760" office:value-type="float" office:value="2.22959474885845">
            <text:p>2.2295947489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LED resistors ( have pnp/pnp diode and the own diode taking from VCC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el_v</text:p>
          </table:table-cell>
          <table:table-cell table:formula="of:=[.D4]-0.6-0.7" office:value-type="float" office:value="1.7">
            <text:p>1.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A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 (ohms)</text:p>
          </table:table-cell>
          <table:table-cell table:formula="of:=[.D25]/[.D26]*1000" office:value-type="float" office:value="85">
            <text:p>8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>
            <text:p>Op AMP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ain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table:formula="of:=[.D31]*[.D32]" office:value-type="float" office:value="200">
            <text:p>20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2020-12-22</text:date>, <text:time>19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21:20:30.93</meta:creation-date>
    <meta:generator>OpenOffice/4.1.7$Win32 OpenOffice.org_project/417m1$Build-9800</meta:generator>
    <dc:date>2020-12-22T19:30:44.59</dc:date>
    <meta:editing-duration>PT8H8M23S</meta:editing-duration>
    <meta:editing-cycles>6</meta:editing-cycles>
    <meta:document-statistic meta:table-count="3" meta:cell-count="72" meta:object-count="0"/>
  </office:meta>
</office:document-meta>
</file>